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ourier New" svg:font-family="'Courier New'"/>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fo:break-before="auto" fo:break-after="auto" style:writing-mode="lr-tb"/>
    </style:style>
    <style:style style:name="P2" style:family="paragraph" style:parent-style-name="Standard">
      <style:paragraph-properties fo:text-align="center" style:justify-single-word="false" style:writing-mode="lr-tb"/>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is is a Google Doc that functions as a shared virtual whiteboard to use for puzzle description, status, and answer write-up. <text:s/>You could also do work here, but for most puzzles, you probably want to do real work in the Google Spreadsheet (linked above). For more space, select “Compact Controls” or “Full Screen” from the View menu.</text:p>
      <text:p text:style-name="P2">Feel free to delete the above message and this text to make space for actual work.</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New" svg:font-family="'Courier New'"/>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00%" fo:text-align="start" style:justify-single-word="false" fo:orphans="2" fo:widows="2" fo:text-indent="0cm" style:auto-text-indent="false" fo:break-before="auto" fo:break-after="auto" style:writing-mode="lr-tb"/>
      <style:text-properties fo:color="#000000" style:text-line-through-style="none" style:font-name="Courier New" fo:font-size="11pt" fo:font-style="normal" style:text-underline-style="none" fo:font-weight="normal" style:font-name-asian="Courier New" style:font-size-asian="11pt" style:font-style-asian="normal" style:font-weight-asian="normal" style:font-name-complex="Courier New"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847cm" fo:margin-bottom="0.212cm" fo:break-before="auto" fo:break-after="auto" style:writing-mode="lr-tb"/>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paragraph-properties fo:margin-top="0.635cm" fo:margin-bottom="0.141cm" fo:break-before="auto" fo:break-after="auto" style:writing-mode="lr-tb"/>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paragraph-properties fo:margin-top="0.494cm" fo:margin-bottom="0.141cm" fo:break-before="auto" fo:break-after="auto" style:writing-mode="lr-tb"/>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423cm" fo:margin-bottom="0.071cm" fo:break-before="auto" fo:break-after="auto" style:writing-mode="lr-tb"/>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388cm" fo:margin-bottom="0.071cm" fo:break-before="auto" fo:break-after="auto" style:writing-mode="lr-tb"/>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353cm" fo:margin-bottom="0.071cm" fo:break-before="auto" fo:break-after="auto" style:writing-mode="lr-tb"/>
      <style:text-properties fo:font-size="10pt" fo:font-weight="bold" style:font-size-asian="10pt" style:font-weight-asian="bold" style:font-size-complex="10pt" style:font-weight-complex="bold"/>
    </style:style>
    <style:style style:name="No_20_List" style:display-name="No List" style:family="paragraph">
      <style:text-properties fo:font-size="10pt" style:font-size-asian="10pt" style:font-size-complex="10pt"/>
    </style:style>
    <style:style style:name="Default_20_Paragraph_20_Font" style:display-name="Default Paragraph Font" style:family="text"/>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5cm" fo:page-height="17.6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dc:title/>
    <meta:initial-creator/>
    <dc:creator>Joshua Randall</dc:creator>
    <meta:editing-cycles>2</meta:editing-cycles>
    <dc:date>2012-01-09T17:11:31</dc:date>
    <meta:document-statistic meta:table-count="0" meta:image-count="0" meta:object-count="0" meta:page-count="1" meta:paragraph-count="2" meta:word-count="75" meta:character-count="415"/>
    <meta:editing-duration>PT53S</meta:editing-duration>
  </office:meta>
</office:document-meta>
</file>